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55269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9.91cm" fo:min-width="18.45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fill-color="#729fcf" loext:fill-use-slide-background="false" draw:textarea-horizontal-align="justify" draw:textarea-vertical-align="middle" draw:auto-grow-height="false" fo:min-height="1.02cm" fo:min-width="0.77cm"/>
      <style:paragraph-properties style:writing-mode="lr-tb"/>
    </style:style>
    <style:style style:name="gr5" style:family="graphic" style:parent-style-name="standard">
      <style:graphic-properties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6" style:family="graphic" style:parent-style-name="standard">
      <style:graphic-properties draw:fill-color="#ff972f" draw:textarea-horizontal-align="justify" draw:textarea-vertical-align="middle" draw:auto-grow-height="false" fo:min-height="0.385cm" fo:min-width="0.7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8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02cm" fo:min-width="0.77cm"/>
      <style:paragraph-properties style:writing-mode="lr-tb"/>
    </style:style>
    <style:style style:name="gr9" style:family="graphic" style:parent-style-name="standard">
      <style:graphic-properties draw:fill="none" draw:fill-color="#729fcf" loext:fill-use-slide-background="false" draw:textarea-horizontal-align="justify" draw:textarea-vertical-align="middle" draw:auto-grow-height="false" fo:min-height="0.83cm" fo:min-width="2.04cm"/>
      <style:paragraph-properties style:writing-mode="lr-tb"/>
    </style:style>
    <style:style style:name="gr1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5.215cm"/>
      <style:paragraph-properties style:writing-mode="lr-tb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5.18cm"/>
      <style:paragraph-properties style:writing-mode="lr-tb"/>
    </style:style>
    <style:style style:name="gr12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fo:min-height="0.83cm" fo:min-width="2.04cm"/>
      <style:paragraph-properties style:writing-mode="lr-tb"/>
    </style:style>
    <style:style style:name="gr1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8.9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058cm" fo:min-width="0.606cm"/>
    </style:style>
    <style:style style:name="gr15" style:family="graphic" style:parent-style-name="standard">
      <style:graphic-properties draw:fill="solid" draw:fill-color="#dddddd" loext:fill-use-slide-background="false" draw:opacity="48%" draw:textarea-horizontal-align="justify" draw:textarea-vertical-align="middle" draw:auto-grow-height="false" fo:min-height="5.539cm" fo:min-width="0cm"/>
    </style:style>
    <style:style style:name="gr1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1.02cm" fo:min-width="2.38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fill="none" draw:fill-color="#dddddd" loext:fill-use-slide-background="false" draw:textarea-horizontal-align="justify" draw:textarea-vertical-align="middle" draw:auto-grow-height="false" fo:min-height="1.02cm" fo:min-width="0.77cm"/>
      <style:paragraph-properties style:writing-mode="lr-tb"/>
    </style:style>
    <style:style style:name="gr1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4.815cm"/>
      <style:paragraph-properties style:writing-mode="lr-tb"/>
    </style:style>
    <style:style style:name="gr20" style:family="graphic" style:parent-style-name="standard">
      <style:graphic-properties draw:fill="none" draw:fill-color="#729fcf" loext:fill-use-slide-background="false" draw:textarea-horizontal-align="justify" draw:textarea-vertical-align="middle" draw:auto-grow-height="false" fo:min-height="6.04cm" fo:min-width="3.315cm"/>
      <style:paragraph-properties style:writing-mode="lr-tb"/>
    </style:style>
    <style:style style:name="gr21" style:family="graphic" style:parent-style-name="standard">
      <style:graphic-properties draw:fill="none" draw:fill-color="#729fcf" loext:fill-use-slide-background="false" draw:textarea-horizontal-align="justify" draw:textarea-vertical-align="middle" draw:auto-grow-height="false" fo:min-height="0.83cm" fo:min-width="2.391cm"/>
      <style:paragraph-properties style:writing-mode="lr-tb"/>
    </style:style>
    <style:style style:name="gr22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fo:min-height="0.83cm" fo:min-width="2.39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86cm" fo:min-width="1.167cm"/>
    </style:style>
    <style:style style:name="gr24" style:family="graphic" style:parent-style-name="standard">
      <style:graphic-properties draw:fill="solid" draw:fill-color="#dddddd" loext:fill-use-slide-background="false" draw:opacity="48%" draw:textarea-horizontal-align="justify" draw:textarea-vertical-align="middle" draw:auto-grow-height="false" fo:min-height="9.064cm" fo:min-width="0cm"/>
    </style:style>
    <style:style style:name="gr2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2.68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093cm" fo:min-width="1.925cm"/>
    </style:style>
    <style:style style:name="gr27" style:family="graphic" style:parent-style-name="standard">
      <style:graphic-properties draw:fill="none" draw:fill-color="#729fcf" loext:fill-use-slide-background="false" draw:textarea-horizontal-align="justify" draw:textarea-vertical-align="middle" draw:auto-grow-height="false" fo:min-height="4.405cm" fo:min-width="4.14cm"/>
      <style:paragraph-properties style:writing-mode="lr-tb"/>
    </style:style>
    <style:style style:name="gr28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fo:min-height="0.785cm" fo:min-width="4.14cm"/>
      <style:paragraph-properties style:writing-mode="lr-tb"/>
    </style:style>
    <style:style style:name="gr29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fo:min-height="0.785cm" fo:min-width="4.084cm"/>
      <style:paragraph-properties style:writing-mode="lr-tb"/>
    </style:style>
    <style:style style:name="gr30" style:family="graphic" style:parent-style-name="standard">
      <style:graphic-properties draw:fill="none" draw:fill-color="#729fcf" loext:fill-use-slide-background="false" draw:textarea-horizontal-align="justify" draw:textarea-vertical-align="middle" draw:auto-grow-height="false" fo:min-height="0.733cm" fo:min-width="1.81cm"/>
      <style:paragraph-properties style:writing-mode="lr-tb"/>
    </style:style>
    <style:style style:name="gr3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3.315cm"/>
      <style:paragraph-properties style:writing-mode="lr-tb"/>
    </style:style>
    <style:style style:name="gr32" style:family="graphic" style:parent-style-name="standard">
      <style:graphic-properties draw:fill="none" draw:fill-color="#729fcf" loext:fill-use-slide-background="false" draw:textarea-horizontal-align="justify" draw:textarea-vertical-align="middle" draw:auto-grow-height="false" fo:min-height="0.733cm" fo:min-width="4.7cm"/>
      <style:paragraph-properties style:writing-mode="lr-tb"/>
    </style:style>
    <style:style style:name="gr33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fo:min-height="0.392cm" fo:min-width="1.81cm"/>
      <style:paragraph-properties style:writing-mode="lr-tb"/>
    </style:style>
    <style:style style:name="gr34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fo:min-height="0.392cm" fo:min-width="4.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355269"/>
      <style:paragraph-properties fo:text-align="center"/>
    </style:style>
    <style:style style:name="P2" style:family="paragraph">
      <style:paragraph-properties fo:line-height="150%" fo:text-align="center" style:writing-mode="lr-tb"/>
      <style:text-properties fo:color="#ffffff" loext:opacity="100%" fo:font-size="48pt" style:font-size-asian="48pt" style:font-size-complex="48pt"/>
    </style:style>
    <style:style style:name="P3" style:family="paragraph">
      <loext:graphic-properties draw:fill="none"/>
      <style:paragraph-properties fo:line-height="150%" fo:text-align="center" style:writing-mode="lr-tb"/>
      <style:text-properties fo:color="#ffffff" loext:opacity="100%" loext:color-lum-mod="100%" loext:color-lum-off="0%" fo:font-size="48pt" style:font-size-asian="48pt" style:font-size-complex="4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729fcf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ff972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dddddd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style:font-name="DejaVu Sans Mono1"/>
    </style:style>
    <style:style style:name="P12" style:family="paragraph">
      <loext:graphic-properties draw:fill="none" draw:fill-color="#729fcf"/>
      <style:paragraph-properties fo:text-align="center" style:writing-mode="lr-tb"/>
      <style:text-properties style:font-name="DejaVu Sans Mono1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DejaVu Sans Mono1"/>
    </style:style>
    <style:style style:name="P15" style:family="paragraph">
      <loext:graphic-properties draw:fill="solid" draw:fill-color="#729fcf"/>
      <style:paragraph-properties fo:text-align="center" style:writing-mode="lr-tb"/>
      <style:text-properties style:font-name="DejaVu Sans Mono1"/>
    </style:style>
    <style:style style:name="P1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solid" draw:fill-color="#dddddd" draw:opacity="48%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dddddd"/>
      <style:paragraph-properties fo:text-align="center" style:writing-mode="lr-tb"/>
    </style:style>
    <style:style style:name="P22" style:family="paragraph">
      <style:paragraph-properties fo:line-height="115%" fo:text-align="center" style:writing-mode="lr-tb"/>
      <style:text-properties style:font-name="DejaVu Sans Mono1"/>
    </style:style>
    <style:style style:name="P23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DejaVu Sans Mono1"/>
    </style:style>
    <style:style style:name="P24" style:family="paragraph">
      <loext:graphic-properties draw:fill="none" draw:fill-color="#729fcf"/>
      <style:paragraph-properties fo:line-height="115%" fo:text-align="center" style:writing-mode="lr-tb"/>
      <style:text-properties style:font-name="DejaVu Sans Mono1"/>
    </style:style>
    <style:style style:name="P25" style:family="paragraph">
      <loext:graphic-properties draw:fill="solid" draw:fill-color="#729fcf"/>
      <style:paragraph-properties fo:line-height="115%" fo:text-align="center" style:writing-mode="lr-tb"/>
      <style:text-properties style:font-name="DejaVu Sans Mono1"/>
    </style:style>
    <style:style style:name="P26" style:family="paragraph">
      <loext:graphic-properties draw:fill="none" draw:fill-color="#729fcf"/>
      <style:paragraph-properties fo:text-align="center" style:writing-mode="lr-tb"/>
      <style:text-properties style:font-name="DejaVu Sans Mono1" fo:font-size="16pt" style:font-size-asian="16pt" style:font-size-complex="16pt"/>
    </style:style>
    <style:style style:name="P27" style:family="paragraph">
      <loext:graphic-properties draw:fill="solid" draw:fill-color="#729fcf"/>
      <style:paragraph-properties fo:text-align="center" style:writing-mode="lr-tb"/>
      <style:text-properties style:font-name="DejaVu Sans Mono1" fo:font-size="16pt" style:font-size-asian="16pt" style:font-size-complex="16pt"/>
    </style:style>
    <style:style style:name="P28" style:family="paragraph">
      <loext:graphic-properties draw:fill-color="#ffffff"/>
    </style:style>
    <style:style style:name="T1" style:family="text">
      <style:text-properties fo:color="#ffffff" loext:opacity="100%"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ejaVu Sans Mono1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DejaVu Sans Mono1" fo:font-size="21pt" style:font-size-asian="21pt" style:font-size-complex="21pt"/>
    </style:style>
    <style:style style:name="T8" style:family="text">
      <style:text-properties style:font-name="DejaVu Sans Mono1" fo:font-size="22pt" style:font-size-asian="22pt" style:font-size-complex="22pt"/>
    </style:style>
    <style:style style:name="T9" style:family="text">
      <style:text-properties style:font-name="DejaVu Sans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955cm" svg:height="10.16cm" svg:x="4.61cm" svg:y="5.445cm">
          <text:p text:style-name="P2"><text:span text:style-name="T1">C</text:span><text:span text:style-name="T1">o</text:span><text:span text:style-name="T1">u</text:span><text:span text:style-name="T1">n</text:span><text:span text:style-name="T1">t</text:span><text:span text:style-name="T1">i</text:span><text:span text:style-name="T1">n</text:span><text:span text:style-name="T1">g</text:span></text:p>
          <text:p text:style-name="P2"><text:span text:style-name="T1">c</text:span><text:span text:style-name="T1">o</text:span><text:span text:style-name="T1">m</text:span><text:span text:style-name="T1">m</text:span><text:span text:style-name="T1">o</text:span><text:span text:style-name="T1">n</text:span><text:span text:style-name="T1"> </text:span><text:span text:style-name="T1">i</text:span><text:span text:style-name="T1">t</text:span><text:span text:style-name="T1">e</text:span><text:span text:style-name="T1">m</text:span><text:span text:style-name="T1">s</text:span></text:p>
          <text:p text:style-name="P2"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a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i</text:span><text:span text:style-name="T1">s</text:span><text:span text:style-name="T1">t</text:span></text:p>
          <text:p text:style-name="P2"><text:span text:style-name="T1">a</text:span><text:span text:style-name="T1">n</text:span><text:span text:style-name="T1">d</text:span><text:span text:style-name="T1"> </text:span><text:span text:style-name="T1">a</text:span><text:span text:style-name="T1"> </text:span><text:span text:style-name="T1">li</text:span><text:span text:style-name="T1">s</text:span><text:span text:style-name="T1">t </text:span><text:span text:style-name="T1">o</text:span><text:span text:style-name="T1">f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i</text:span><text:span text:style-name="T1">s</text:span><text:span text:style-name="T1">t</text:span><text:span text:style-name="T1">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4" draw:text-style-name="P6" draw:layer="layout" svg:width="1.27cm" svg:height="1.27cm" svg:x="5.54cm" svg:y="5.905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7.3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8.705cm">
            <text:p text:style-name="P5">9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0.105cm">
            <text:p text:style-name="P5">1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1.5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2.9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4.3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7.54cm" svg:y="5.90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8.705cm">
            <text:p text:style-name="P5">1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0.1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1.5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2.9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4.3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9.54cm" svg:y="5.905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0.1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1.5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2.9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4.3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1.54cm" svg:y="5.90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0.1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1.5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2.9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4.3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 <text:s text:c="2"/><text:span text:style-name="T2">(S</text:span><text:span text:style-name="T2">=7)</text:span></text:p>
          <text:p text:style-name="P7"/>
        </draw:line>
        <draw:line draw:style-name="gr5" draw:text-style-name="P5" draw:layer="layout" svg:x1="5.54cm" svg:y1="4cm" svg:x2="12.81cm" svg:y2="4cm">
          <text:p text:style-name="P7"># sketches <text:s text:c="2"/><text:span text:style-name="T2">(N</text:span><text:span text:style-name="T2">=4)</text:span></text:p>
          <text:p text:style-name="P7"/>
        </draw:line>
        <draw:custom-shape draw:style-name="gr6" draw:text-style-name="P9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custom-shape draw:style-name="gr8" draw:text-style-name="P10" draw:layer="layout" svg:width="1.27cm" svg:height="1.27cm" svg:x="5.54cm" svg:y="5.905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7.3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8.705cm">
            <text:p text:style-name="P5">9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0.105cm">
            <text:p text:style-name="P5">1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1.5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2.9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4.3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7.54cm" svg:y="5.90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8.705cm">
            <text:p text:style-name="P5">1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0.1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1.5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2.9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4.3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9.54cm" svg:y="5.905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0.1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1.5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2.9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4.3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1.54cm" svg:y="5.90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0.1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1.5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2.9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4.3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6" draw:text-style-name="P9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8" draw:text-style-name="P10" draw:layer="layout" svg:width="1.27cm" svg:height="1.27cm" svg:x="5.54cm" svg:y="5.9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7.305cm">
            <text:p text:style-name="P5">9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8.705cm">
            <text:p text:style-name="P5">1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0.1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1.5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2.9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7.54cm" svg:y="5.9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1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0.1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1.5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2.9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9.54cm" svg:y="5.905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0.1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1.5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2.9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1.54cm" svg:y="5.90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0.1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1.5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2.9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4.3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6" draw:text-style-name="P9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1100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8" draw:text-style-name="P10" draw:layer="layout" svg:width="1.27cm" svg:height="1.27cm" svg:x="5.54cm" svg:y="5.9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7.3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8.7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7.54cm" svg:y="5.9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8.7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0.1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9.54cm" svg:y="5.9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0.1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1.5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11.54cm" svg:y="5.9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8.7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0.1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1.5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6" draw:text-style-name="P9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111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custom-shape draw:style-name="gr8" draw:text-style-name="P10" draw:layer="layout" svg:width="1.27cm" svg:height="1.27cm" svg:x="5.54cm" svg:y="5.9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7.3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7.54cm" svg:y="5.9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9.54cm" svg:y="5.9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11.54cm" svg:y="5.9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8.7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6" draw:text-style-name="P9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100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custom-shape draw:style-name="gr8" draw:text-style-name="P10" draw:layer="layout" svg:width="1.27cm" svg:height="1.27cm" svg:x="5.54cm" svg:y="5.9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9.54cm" svg:y="5.9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1.54cm" svg:y="5.9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6" draw:text-style-name="P9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4"><text:span text:style-name="T4">101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7" draw:text-style-name="P8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13" draw:layer="layout" svg:width="5.68cm" svg:height="1.27cm" svg:x="11.38cm" svg:y="4.876cm">
          <text:p text:style-name="P5">N signatures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3.08cm" svg:y="8.046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3.05cm" svg:y="9.232cm">
          <text:p text:style-name="P11"><text:span text:style-name="T3">110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3.05cm" svg:y="10.406cm">
          <text:p text:style-name="P11"><text:span text:style-name="T3">111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3.05cm" svg:y="11.58cm">
          <text:p text:style-name="P11"><text:span text:style-name="T3">100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3.05cm" svg:y="12.754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4cm" svg:height="1.08cm" svg:x="13.08cm" svg:y="6.746cm">
          <text:p text:style-name="P11"><text:span text:style-name="T3">0123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9.47cm" svg:height="1.27cm" svg:x="9.58cm" svg:y="1.875cm">
          <text:p text:style-name="P16"><text:span text:style-name="T5">Signature</text:span></text:p>
          <text:p text:style-name="P1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17" draw:layer="layout" svg:width="9.47cm" svg:height="1.27cm" svg:x="9.58cm" svg:y="1.875cm">
          <text:p text:style-name="P16"><text:span text:style-name="T5">Positional popcount</text:span></text:p>
          <text:p text:style-name="P16"><text:span text:style-name="T6">(ie counting 1 in columns)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0.97cm" draw:transform="rotate (-1.5707963267949) translate (5.305cm 14.123cm)">
          <text:p/>
          <draw:enhanced-geometry svg:viewBox="0 0 21600 21600" draw:text-areas="0 ?f0 ?f5 ?f2" draw:type="right-arrow" draw:modifiers="12786.7480383609 7373.40314136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2.54cm" svg:height="1.08cm" svg:x="4.08cm" svg:y="8.046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4.05cm" svg:y="9.232cm">
          <text:p text:style-name="P11"><text:span text:style-name="T3">110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4.05cm" svg:y="10.406cm">
          <text:p text:style-name="P11"><text:span text:style-name="T3">111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4.05cm" svg:y="11.58cm">
          <text:p text:style-name="P11"><text:span text:style-name="T3">100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4.05cm" svg:y="12.754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4cm" svg:height="1.08cm" svg:x="4.08cm" svg:y="6.746cm">
          <text:p text:style-name="P11"><text:span text:style-name="T3">012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4.05cm" svg:y="15.754cm">
          <text:p text:style-name="P11"><text:span text:style-name="T3">5 <text:s text:c="2"/>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0.407cm" svg:height="5.789cm" svg:x="4.554cm" svg:y="8.0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0.97cm" draw:transform="rotate (-1.5707963267949) translate (10.605cm 14.123cm)">
          <text:p/>
          <draw:enhanced-geometry svg:viewBox="0 0 21600 21600" draw:text-areas="0 ?f0 ?f5 ?f2" draw:type="right-arrow" draw:modifiers="12786.7480383609 7373.40314136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2.54cm" svg:height="1.08cm" svg:x="9.08cm" svg:y="8.046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9.05cm" svg:y="9.232cm">
          <text:p text:style-name="P11"><text:span text:style-name="T3">110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9.05cm" svg:y="10.406cm">
          <text:p text:style-name="P11"><text:span text:style-name="T3">111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9.05cm" svg:y="11.58cm">
          <text:p text:style-name="P11"><text:span text:style-name="T3">100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9.05cm" svg:y="12.754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4cm" svg:height="1.08cm" svg:x="9.08cm" svg:y="6.746cm">
          <text:p text:style-name="P11"><text:span text:style-name="T3">012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9.05cm" svg:y="15.754cm">
          <text:p text:style-name="P11"><text:span text:style-name="T3">52 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0.407cm" svg:height="5.789cm" svg:x="9.941cm" svg:y="8.0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0.97cm" draw:transform="rotate (-1.5707963267949) translate (16.005cm 14.123cm)">
          <text:p/>
          <draw:enhanced-geometry svg:viewBox="0 0 21600 21600" draw:text-areas="0 ?f0 ?f5 ?f2" draw:type="right-arrow" draw:modifiers="12786.7480383609 7373.40314136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2.54cm" svg:height="1.08cm" svg:x="14.08cm" svg:y="8.046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4.05cm" svg:y="9.232cm">
          <text:p text:style-name="P11"><text:span text:style-name="T3">110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4.05cm" svg:y="10.406cm">
          <text:p text:style-name="P11"><text:span text:style-name="T3">111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4.05cm" svg:y="11.58cm">
          <text:p text:style-name="P11"><text:span text:style-name="T3">100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4.05cm" svg:y="12.754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4cm" svg:height="1.08cm" svg:x="14.08cm" svg:y="6.746cm">
          <text:p text:style-name="P11"><text:span text:style-name="T3">012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4.05cm" svg:y="15.754cm">
          <text:p text:style-name="P11"><text:span text:style-name="T3">523 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0.407cm" svg:height="5.789cm" svg:x="15.302cm" svg:y="8.0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0.97cm" draw:transform="rotate (-1.5707963267949) translate (21.305cm 14.123cm)">
          <text:p/>
          <draw:enhanced-geometry svg:viewBox="0 0 21600 21600" draw:text-areas="0 ?f0 ?f5 ?f2" draw:type="right-arrow" draw:modifiers="12786.7480383609 7373.40314136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2.54cm" svg:height="1.08cm" svg:x="19.08cm" svg:y="8.046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9.232cm">
          <text:p text:style-name="P11"><text:span text:style-name="T3">110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10.406cm">
          <text:p text:style-name="P11"><text:span text:style-name="T3">111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11.58cm">
          <text:p text:style-name="P11"><text:span text:style-name="T3">100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12.754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4cm" svg:height="1.08cm" svg:x="19.08cm" svg:y="6.746cm">
          <text:p text:style-name="P11"><text:span text:style-name="T3">012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15.754cm">
          <text:p text:style-name="P11"><text:span text:style-name="T3">5232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0.407cm" svg:height="5.789cm" svg:x="20.676cm" svg:y="8.0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3" draw:text-style-name="P17" draw:layer="layout" svg:width="9.47cm" svg:height="1.27cm" svg:x="9.58cm" svg:y="1.875cm">
          <text:p text:style-name="P16"><text:span text:style-name="T5">Check</text:span></text:p>
          <text:p text:style-name="P16"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1.27cm" svg:height="1.27cm" svg:x="10.543cm" svg:y="6.208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0.543cm" svg:y="7.608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0.543cm" svg:y="9.008cm">
            <text:p text:style-name="P5">9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0.543cm" svg:y="10.408cm">
            <text:p text:style-name="P5">1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0.543cm" svg:y="11.808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0.543cm" svg:y="13.208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0.543cm" svg:y="14.608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2.543cm" svg:y="6.20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2.543cm" svg:y="7.608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2.543cm" svg:y="9.008cm">
            <text:p text:style-name="P5">1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2.543cm" svg:y="10.408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2.543cm" svg:y="11.808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2.543cm" svg:y="13.208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2.543cm" svg:y="14.608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2.543cm" svg:y="17.60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4.543cm" svg:y="17.608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6.543cm" svg:y="17.608cm">
            <text:p text:style-name="P5">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4.543cm" svg:y="6.208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4.543cm" svg:y="7.608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4.543cm" svg:y="9.008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4.543cm" svg:y="10.408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4.543cm" svg:y="11.808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4.543cm" svg:y="13.208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4.543cm" svg:y="14.608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6.543cm" svg:y="6.208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6.543cm" svg:y="7.608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6.543cm" svg:y="9.008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6.543cm" svg:y="10.408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6.543cm" svg:y="11.808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6.543cm" svg:y="13.208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6.543cm" svg:y="14.608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9.543cm" svg:y1="16.002cm" svg:x2="9.543cm" svg:y2="6.207cm">
          <text:p text:style-name="P7"># hashes <text:s text:c="2"/><text:span text:style-name="T2">(S</text:span><text:span text:style-name="T2">=7)</text:span></text:p>
          <text:p text:style-name="P7"/>
        </draw:line>
        <draw:line draw:style-name="gr5" draw:text-style-name="P5" draw:layer="layout" svg:x1="10.543cm" svg:y1="4.303cm" svg:x2="17.813cm" svg:y2="4.303cm">
          <text:p text:style-name="P7"># sketches <text:s text:c="2"/><text:span text:style-name="T2">(N</text:span><text:span text:style-name="T2">=4)</text:span></text:p>
          <text:p text:style-name="P7"/>
        </draw:line>
        <draw:custom-shape draw:style-name="gr6" draw:text-style-name="P9" draw:layer="layout" svg:width="1.27cm" svg:height="0.635cm" svg:x="10.543cm" svg:y="5.278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2.543cm" svg:y="5.278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4.543cm" svg:y="5.278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6.543cm" svg:y="5.278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887cm" svg:height="1.27cm" svg:x="9.243cm" svg:y="17.608cm">
          <text:p text:style-name="P5">count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955cm" svg:height="10.16cm" svg:x="4.61cm" svg:y="5.063cm"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7" draw:text-style-name="P20" draw:layer="layout" svg:width="22.86cm" svg:height="3.095cm" svg:x="3.175cm" svg:y="2.54cm">
          <draw:text-box>
            <text:p><text:a xlink:href="https://github.com/rollbear/prio_queue" xlink:type="simple">https://github.com/rollbear/prio_queue</text:a></text:p>
            <text:p/>
            <text:p>https://stackoverflow.com/questions/51475704/matrix-transpose-and-population-count/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955cm" svg:height="10.16cm" svg:x="4.61cm" svg:y="5.063cm">
          <text:p text:style-name="P2"><text:span text:style-name="T1">Counting</text:span></text:p>
          <text:p text:style-name="P2"><text:span text:style-name="T1">common items</text:span></text:p>
          <text:p text:style-name="P2"><text:span text:style-name="T1">between lists :</text:span></text:p>
          <text:p text:style-name="P2"><text:span text:style-name="T1">case list vs. itself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g>
          <draw:custom-shape draw:style-name="gr4" draw:text-style-name="P6" draw:layer="layout" svg:width="1.27cm" svg:height="1.27cm" svg:x="5.54cm" svg:y="5.905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7.3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8.705cm">
            <text:p text:style-name="P5">9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0.105cm">
            <text:p text:style-name="P5">1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1.5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2.9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4.3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7.54cm" svg:y="5.90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8.705cm">
            <text:p text:style-name="P5">1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0.1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1.5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2.9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4.3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9.54cm" svg:y="5.905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0.1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1.5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2.9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4.3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1.54cm" svg:y="5.90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0.1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1.5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2.9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4.3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 <text:s text:c="2"/><text:span text:style-name="T2">(S</text:span><text:span text:style-name="T2">=7)</text:span></text:p>
          <text:p text:style-name="P7"/>
        </draw:line>
        <draw:line draw:style-name="gr5" draw:text-style-name="P5" draw:layer="layout" svg:x1="5.54cm" svg:y1="4cm" svg:x2="12.81cm" svg:y2="4cm">
          <text:p text:style-name="P7"># sketches <text:s text:c="2"/><text:span text:style-name="T2">(N</text:span><text:span text:style-name="T2">=4)</text:span></text:p>
          <text:p text:style-name="P7"/>
        </draw:line>
        <draw:custom-shape draw:style-name="gr7" draw:text-style-name="P8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g>
          <draw:custom-shape draw:style-name="gr8" draw:text-style-name="P10" draw:layer="layout" svg:width="1.27cm" svg:height="1.27cm" svg:x="5.54cm" svg:y="5.905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7.3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8.705cm">
            <text:p text:style-name="P5">9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0.105cm">
            <text:p text:style-name="P5">1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1.5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2.9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4.3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7.54cm" svg:y="5.90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8.705cm">
            <text:p text:style-name="P5">1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0.1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1.5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2.9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4.3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9.54cm" svg:y="5.905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0.1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1.5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2.9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4.3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1.54cm" svg:y="5.90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0.1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1.5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2.9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4.3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7" draw:text-style-name="P8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>
          <draw:custom-shape draw:style-name="gr8" draw:text-style-name="P10" draw:layer="layout" svg:width="1.27cm" svg:height="1.27cm" svg:x="5.54cm" svg:y="5.9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7.305cm">
            <text:p text:style-name="P5">9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8.705cm">
            <text:p text:style-name="P5">1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0.1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1.5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12.9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7.54cm" svg:y="5.90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1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0.1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1.5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2.9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9.54cm" svg:y="5.905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0.1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1.5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2.9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1.54cm" svg:y="5.90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8.7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0.1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1.5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2.9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4.3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7" draw:text-style-name="P8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1100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g>
          <draw:custom-shape draw:style-name="gr8" draw:text-style-name="P10" draw:layer="layout" svg:width="1.27cm" svg:height="1.27cm" svg:x="5.54cm" svg:y="5.9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7.3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8.7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7.54cm" svg:y="5.9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8.7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10.1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9.54cm" svg:y="5.9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0.1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1.5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11.54cm" svg:y="5.905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8.7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0.1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1.5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7" draw:text-style-name="P8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111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g>
          <draw:custom-shape draw:style-name="gr4" draw:text-style-name="P6" draw:layer="layout" svg:width="1.27cm" svg:height="1.27cm" svg:x="5.54cm" svg:y="5.9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7.3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7.54cm" svg:y="5.9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8.7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9.54cm" svg:y="5.9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0.1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11.54cm" svg:y="5.905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8.7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10.1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7" draw:text-style-name="P8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010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g>
          <draw:custom-shape draw:style-name="gr8" draw:text-style-name="P10" draw:layer="layout" svg:width="1.27cm" svg:height="1.27cm" svg:x="5.54cm" svg:y="5.9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54cm" svg:y="7.3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7.54cm" svg:y="5.9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9.54cm" svg:y="5.9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0.1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11.54cm" svg:y="5.905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8.7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7" draw:text-style-name="P8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100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g>
          <draw:custom-shape draw:style-name="gr4" draw:text-style-name="P6" draw:layer="layout" svg:width="1.27cm" svg:height="1.27cm" svg:x="5.54cm" svg:y="5.9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7.54cm" svg:y="5.9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54cm" svg:y="7.3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9.54cm" svg:y="5.90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10.1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1.54cm" svg:y="5.9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7" draw:text-style-name="P8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01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g>
          <draw:custom-shape draw:style-name="gr4" draw:text-style-name="P6" draw:layer="layout" svg:width="1.27cm" svg:height="1.27cm" svg:x="5.54cm" svg:y="5.9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7.54cm" svg:y="5.905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9.54cm" svg:y="5.905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8.705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1" draw:layer="layout" svg:width="1.27cm" svg:height="1.27cm" svg:x="11.54cm" svg:y="5.9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7" draw:text-style-name="P8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01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g>
          <draw:custom-shape draw:style-name="gr8" draw:text-style-name="P10" draw:layer="layout" svg:width="1.27cm" svg:height="1.27cm" svg:x="5.54cm" svg:y="5.905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0" draw:layer="layout" svg:width="1.27cm" svg:height="1.27cm" svg:x="9.54cm" svg:y="5.905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54cm" svg:y="7.305cm">
            <text:p text:style-name="P5">40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7" draw:text-style-name="P8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19.05cm" svg:y="5.905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1" draw:layer="layout" svg:width="1.27cm" svg:height="1.27cm" svg:x="11.54cm" svg:y="5.905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54cm" svg:y="7.305cm">
            <text:p text:style-name="P5">42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line draw:style-name="gr5" draw:text-style-name="P5" draw:layer="layout" svg:x1="4.54cm" svg:y1="15.699cm" svg:x2="4.54cm" svg:y2="5.904cm">
          <text:p text:style-name="P7"># hashes</text:p>
          <text:p text:style-name="P7"/>
        </draw:line>
        <draw:line draw:style-name="gr5" draw:text-style-name="P5" draw:layer="layout" svg:x1="5.54cm" svg:y1="4cm" svg:x2="12.81cm" svg:y2="4cm">
          <text:p text:style-name="P7"># sketches</text:p>
          <text:p text:style-name="P7"/>
        </draw:line>
        <draw:custom-shape draw:style-name="gr7" draw:text-style-name="P8" draw:layer="layout" svg:width="1.27cm" svg:height="0.635cm" svg:x="5.54cm" svg:y="4.975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54cm" svg:y="4.975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54cm" svg:y="4.975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54cm" svg:y="4.97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15cm" svg:height="1.27cm" svg:x="17.48cm" svg:y="4.175cm">
          <text:p text:style-name="P5">signatu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1" draw:text-style-name="P13" draw:layer="layout" svg:width="5.68cm" svg:height="1.27cm" svg:x="5.38cm" svg:y="4.876cm">
          <text:p text:style-name="P5">N signatures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8cm" svg:y="8.046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9.232cm">
          <text:p text:style-name="P11"><text:span text:style-name="T3">110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0.406cm">
          <text:p text:style-name="P11"><text:span text:style-name="T3">111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1.58cm">
          <text:p text:style-name="P11"><text:span text:style-name="T3">010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2.754cm">
          <text:p text:style-name="P11"><text:span text:style-name="T3">100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3.928cm">
          <text:p text:style-name="P11"><text:span text:style-name="T3">01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5.106cm">
          <text:p text:style-name="P11"><text:span text:style-name="T3">01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6.28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4cm" svg:height="1.08cm" svg:x="7.08cm" svg:y="6.746cm">
          <text:p text:style-name="P11"><text:span text:style-name="T3">0123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9.47cm" svg:height="1.27cm" svg:x="9.58cm" svg:y="1.875cm">
          <text:p text:style-name="P16"><text:span text:style-name="T5">Expanding signature</text:span></text:p>
          <text:p text:style-name="P16"><text:span text:style-name="T6">(ie encode matrix informatio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1" draw:text-style-name="P13" draw:layer="layout" svg:width="5.68cm" svg:height="1.27cm" svg:x="5.38cm" svg:y="4.875cm">
          <text:p text:style-name="P5">N signatures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8cm" svg:y="8.045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9.231cm">
          <text:p text:style-name="P11"><text:span text:style-name="T3">110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0.405cm">
          <text:p text:style-name="P11"><text:span text:style-name="T3">111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1.579cm">
          <text:p text:style-name="P11"><text:span text:style-name="T3">010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2.753cm">
          <text:p text:style-name="P11"><text:span text:style-name="T3">100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3.927cm">
          <text:p text:style-name="P11"><text:span text:style-name="T3">01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5.105cm">
          <text:p text:style-name="P11"><text:span text:style-name="T3">01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6.279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4cm" svg:height="1.08cm" svg:x="7.08cm" svg:y="6.745cm">
          <text:p text:style-name="P11"><text:span text:style-name="T3">0123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.315cm" svg:height="1.27cm" svg:x="14.28cm" svg:y="6.976cm">
          <text:p text:style-name="P5">N.(N-1) / 2</text:p>
          <text:p text:style-name="P5"/>
          <text:p text:style-name="P5">couple / index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15cm" svg:height="6.29cm" svg:x="14.95cm" svg:y="9.046cm">
          <text:p text:style-name="P22"><text:span text:style-name="T3">(0,1)</text:span><text:span text:style-name="T3"><text:tab/></text:span><text:span text:style-name="T3">0</text:span></text:p>
          <text:p text:style-name="P23"><text:span text:style-name="T3">(0,2)</text:span><text:span text:style-name="T3"><text:tab/></text:span><text:span text:style-name="T3">1</text:span></text:p>
          <text:p text:style-name="P23"><text:span text:style-name="T3">(0,3)</text:span><text:span text:style-name="T3"><text:tab/></text:span><text:span text:style-name="T3">2</text:span></text:p>
          <text:p text:style-name="P23"><text:span text:style-name="T3">(1,2)</text:span><text:span text:style-name="T3"><text:tab/></text:span><text:span text:style-name="T3">3</text:span></text:p>
          <text:p text:style-name="P23"><text:span text:style-name="T3">(1,3)</text:span><text:span text:style-name="T3"><text:tab/></text:span><text:span text:style-name="T3">4</text:span></text:p>
          <text:p text:style-name="P23"><text:span text:style-name="T3">(2,3)</text:span><text:span text:style-name="T3"><text:tab/>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9.47cm" svg:height="1.27cm" svg:x="9.58cm" svg:y="1.875cm">
          <text:p text:style-name="P16"><text:span text:style-name="T5">Expanding signature</text:span></text:p>
          <text:p text:style-name="P16"><text:span text:style-name="T6">(ie encode matrix informatio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1" draw:text-style-name="P13" draw:layer="layout" svg:width="5.68cm" svg:height="1.27cm" svg:x="5.38cm" svg:y="4.875cm">
          <text:p text:style-name="P5">N signatures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8cm" svg:y="8.045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9.231cm">
          <text:p text:style-name="P11"><text:span text:style-name="T3">110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0.405cm">
          <text:p text:style-name="P11"><text:span text:style-name="T3">111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1.579cm">
          <text:p text:style-name="P11"><text:span text:style-name="T3">010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2.753cm">
          <text:p text:style-name="P11"><text:span text:style-name="T3">100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3.927cm">
          <text:p text:style-name="P11"><text:span text:style-name="T3">01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5.105cm">
          <text:p text:style-name="P11"><text:span text:style-name="T3">011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8cm" svg:x="7.05cm" svg:y="16.279cm">
          <text:p text:style-name="P11"><text:span text:style-name="T3">101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4cm" svg:height="1.08cm" svg:x="7.08cm" svg:y="6.745cm">
          <text:p text:style-name="P11"><text:span text:style-name="T3">0123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8.045cm">
          <text:p text:style-name="P11"><text:span text:style-name="T3">01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9.231cm">
          <text:p text:style-name="P11"><text:span text:style-name="T3">10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10.405cm">
          <text:p text:style-name="P11"><text:span text:style-name="T3">1111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11.579cm">
          <text:p text:style-name="P11"><text:span text:style-name="T3">0000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12.753cm">
          <text:p text:style-name="P11"><text:span text:style-name="T3">001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13.927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15.105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16.279cm">
          <text:p text:style-name="P11"><text:span text:style-name="T3">01000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891cm" svg:height="1.08cm" svg:x="14.95cm" svg:y="6.745cm">
          <text:p text:style-name="P11"><text:span text:style-name="T3">012345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.315cm" svg:height="1.27cm" svg:x="13.68cm" svg:y="5.075cm">
          <text:p text:style-name="P5">N.(N-1)/2 couples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905cm" svg:height="1.27cm" svg:x="11.495cm" svg:y="11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5.315cm" svg:height="1.27cm" svg:x="20.28cm" svg:y="8.876cm">
          <text:p text:style-name="P5">couple / index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15cm" svg:height="6.29cm" svg:x="20.95cm" svg:y="10.046cm">
          <text:p text:style-name="P22"><text:span text:style-name="T3">(0,1)</text:span><text:span text:style-name="T3"><text:tab/></text:span><text:span text:style-name="T3">0</text:span></text:p>
          <text:p text:style-name="P23"><text:span text:style-name="T3">(0,2)</text:span><text:span text:style-name="T3"><text:tab/></text:span><text:span text:style-name="T3">1</text:span></text:p>
          <text:p text:style-name="P23"><text:span text:style-name="T3">(0,3)</text:span><text:span text:style-name="T3"><text:tab/></text:span><text:span text:style-name="T3">2</text:span></text:p>
          <text:p text:style-name="P23"><text:span text:style-name="T3">(1,2)</text:span><text:span text:style-name="T3"><text:tab/></text:span><text:span text:style-name="T3">3</text:span></text:p>
          <text:p text:style-name="P23"><text:span text:style-name="T3">(1,3)</text:span><text:span text:style-name="T3"><text:tab/></text:span><text:span text:style-name="T3">4</text:span></text:p>
          <text:p text:style-name="P23"><text:span text:style-name="T3">(2,3)</text:span><text:span text:style-name="T3"><text:tab/>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9.47cm" svg:height="1.27cm" svg:x="9.58cm" svg:y="1.875cm">
          <text:p text:style-name="P16"><text:span text:style-name="T5">Expanding signature</text:span></text:p>
          <text:p text:style-name="P16"><text:span text:style-name="T6">(ie encode matrix informatio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3" draw:text-style-name="P17" draw:layer="layout" svg:width="9.47cm" svg:height="1.27cm" svg:x="9.58cm" svg:y="1.875cm">
          <text:p text:style-name="P16"><text:span text:style-name="T5">Positional popcount</text:span></text:p>
          <text:p text:style-name="P16"><text:span text:style-name="T6">(ie counting 1 in columns)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.95cm" svg:y="6.045cm">
          <text:p text:style-name="P11"><text:span text:style-name="T3">01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.95cm" svg:y="7.231cm">
          <text:p text:style-name="P11"><text:span text:style-name="T3">10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.95cm" svg:y="8.405cm">
          <text:p text:style-name="P11"><text:span text:style-name="T3">1111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.95cm" svg:y="9.579cm">
          <text:p text:style-name="P11"><text:span text:style-name="T3">0000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.95cm" svg:y="10.753cm">
          <text:p text:style-name="P11"><text:span text:style-name="T3">001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.95cm" svg:y="11.927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.95cm" svg:y="13.105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.95cm" svg:y="14.279cm">
          <text:p text:style-name="P11"><text:span text:style-name="T4">01</text:span><text:span text:style-name="T3">000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891cm" svg:height="1.08cm" svg:x="2.95cm" svg:y="4.745cm">
          <text:p text:style-name="P11"><text:span text:style-name="T3">012345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407cm" svg:height="9.314cm" svg:x="3.23cm" svg:y="6.0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.95cm" svg:y="17.279cm">
          <text:p text:style-name="P11"><text:span text:style-name="T3">2 <text:s text:c="4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0.97cm" draw:transform="rotate (-1.5707963267949) translate (3.845cm 15.71cm)">
          <text:p/>
          <draw:enhanced-geometry svg:viewBox="0 0 21600 21600" draw:text-areas="0 ?f0 ?f5 ?f2" draw:type="right-arrow" draw:modifiers="12786.7480383609 7373.40314136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2" draw:layer="layout" svg:width="2.891cm" svg:height="1.08cm" svg:x="6.95cm" svg:y="6.045cm">
          <text:p text:style-name="P11"><text:span text:style-name="T3">01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6.95cm" svg:y="7.231cm">
          <text:p text:style-name="P11"><text:span text:style-name="T3">10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6.95cm" svg:y="8.405cm">
          <text:p text:style-name="P11"><text:span text:style-name="T3">1111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6.95cm" svg:y="9.579cm">
          <text:p text:style-name="P11"><text:span text:style-name="T3">0000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6.95cm" svg:y="10.753cm">
          <text:p text:style-name="P11"><text:span text:style-name="T3">001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6.95cm" svg:y="11.927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6.95cm" svg:y="13.105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6.95cm" svg:y="14.279cm">
          <text:p text:style-name="P11"><text:span text:style-name="T4">0</text:span><text:span text:style-name="T3">1000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891cm" svg:height="1.08cm" svg:x="6.95cm" svg:y="4.745cm">
          <text:p text:style-name="P11"><text:span text:style-name="T3">012345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407cm" svg:height="9.314cm" svg:x="7.613cm" svg:y="6.0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6.95cm" svg:y="17.279cm">
          <text:p text:style-name="P11"><text:span text:style-name="T3">23 <text:s text:c="4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0.97cm" draw:transform="rotate (-1.5707963267949) translate (8.345cm 15.71cm)">
          <text:p/>
          <draw:enhanced-geometry svg:viewBox="0 0 21600 21600" draw:text-areas="0 ?f0 ?f5 ?f2" draw:type="right-arrow" draw:modifiers="12786.7480383609 7373.40314136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2" draw:layer="layout" svg:width="2.891cm" svg:height="1.08cm" svg:x="10.95cm" svg:y="6.045cm">
          <text:p text:style-name="P11"><text:span text:style-name="T3">01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0.95cm" svg:y="7.231cm">
          <text:p text:style-name="P11"><text:span text:style-name="T3">10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0.95cm" svg:y="8.405cm">
          <text:p text:style-name="P11"><text:span text:style-name="T3">1111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0.95cm" svg:y="9.579cm">
          <text:p text:style-name="P11"><text:span text:style-name="T3">0000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0.95cm" svg:y="10.753cm">
          <text:p text:style-name="P11"><text:span text:style-name="T3">001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0.95cm" svg:y="11.927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0.95cm" svg:y="13.105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0.95cm" svg:y="14.279cm">
          <text:p text:style-name="P11"><text:span text:style-name="T4">0</text:span><text:span text:style-name="T3">1000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891cm" svg:height="1.08cm" svg:x="10.95cm" svg:y="4.745cm">
          <text:p text:style-name="P11"><text:span text:style-name="T3">012345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407cm" svg:height="9.314cm" svg:x="11.964cm" svg:y="6.0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0.95cm" svg:y="17.279cm">
          <text:p text:style-name="P11"><text:span text:style-name="T3">232 <text:s text:c="2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0.97cm" draw:transform="rotate (-1.5707963267949) translate (12.645cm 15.71cm)">
          <text:p/>
          <draw:enhanced-geometry svg:viewBox="0 0 21600 21600" draw:text-areas="0 ?f0 ?f5 ?f2" draw:type="right-arrow" draw:modifiers="12786.7480383609 7373.40314136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2" draw:layer="layout" svg:width="2.891cm" svg:height="1.08cm" svg:x="14.95cm" svg:y="6.045cm">
          <text:p text:style-name="P11"><text:span text:style-name="T3">01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7.231cm">
          <text:p text:style-name="P11"><text:span text:style-name="T3">10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8.405cm">
          <text:p text:style-name="P11"><text:span text:style-name="T3">1111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9.579cm">
          <text:p text:style-name="P11"><text:span text:style-name="T3">0000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10.753cm">
          <text:p text:style-name="P11"><text:span text:style-name="T3">001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11.927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13.105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14.279cm">
          <text:p text:style-name="P11"><text:span text:style-name="T4">0</text:span><text:span text:style-name="T3">1000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891cm" svg:height="1.08cm" svg:x="14.95cm" svg:y="4.745cm">
          <text:p text:style-name="P11"><text:span text:style-name="T3">012345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407cm" svg:height="9.314cm" svg:x="16.364cm" svg:y="6.0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4.95cm" svg:y="17.279cm">
          <text:p text:style-name="P11"><text:span text:style-name="T4">23</text:span><text:span text:style-name="T3">23 <text:s text:c="2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0.97cm" draw:transform="rotate (-1.5707963267949) translate (17.045cm 15.71cm)">
          <text:p/>
          <draw:enhanced-geometry svg:viewBox="0 0 21600 21600" draw:text-areas="0 ?f0 ?f5 ?f2" draw:type="right-arrow" draw:modifiers="12786.7480383609 7373.40314136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2" draw:layer="layout" svg:width="2.891cm" svg:height="1.08cm" svg:x="18.95cm" svg:y="6.045cm">
          <text:p text:style-name="P11"><text:span text:style-name="T3">01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8.95cm" svg:y="7.231cm">
          <text:p text:style-name="P11"><text:span text:style-name="T3">10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8.95cm" svg:y="8.405cm">
          <text:p text:style-name="P11"><text:span text:style-name="T3">1111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8.95cm" svg:y="9.579cm">
          <text:p text:style-name="P11"><text:span text:style-name="T3">0000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8.95cm" svg:y="10.753cm">
          <text:p text:style-name="P11"><text:span text:style-name="T3">001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8.95cm" svg:y="11.927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8.95cm" svg:y="13.105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8.95cm" svg:y="14.279cm">
          <text:p text:style-name="P11"><text:span text:style-name="T4">01</text:span><text:span text:style-name="T3">000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891cm" svg:height="1.08cm" svg:x="18.95cm" svg:y="4.745cm">
          <text:p text:style-name="P11"><text:span text:style-name="T3">012345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407cm" svg:height="9.314cm" svg:x="20.749cm" svg:y="6.0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18.95cm" svg:y="17.279cm">
          <text:p text:style-name="P11"><text:span text:style-name="T4">23</text:span><text:span text:style-name="T3">232 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0.97cm" draw:transform="rotate (-1.5707963267949) translate (21.445cm 15.71cm)">
          <text:p/>
          <draw:enhanced-geometry svg:viewBox="0 0 21600 21600" draw:text-areas="0 ?f0 ?f5 ?f2" draw:type="right-arrow" draw:modifiers="12786.7480383609 7373.40314136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2" draw:layer="layout" svg:width="2.891cm" svg:height="1.08cm" svg:x="22.95cm" svg:y="6.045cm">
          <text:p text:style-name="P11"><text:span text:style-name="T3">01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2.95cm" svg:y="7.231cm">
          <text:p text:style-name="P11"><text:span text:style-name="T3">10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2.95cm" svg:y="8.405cm">
          <text:p text:style-name="P11"><text:span text:style-name="T3">1111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2.95cm" svg:y="9.579cm">
          <text:p text:style-name="P11"><text:span text:style-name="T3">0000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2.95cm" svg:y="10.753cm">
          <text:p text:style-name="P11"><text:span text:style-name="T3">001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2.95cm" svg:y="11.927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2.95cm" svg:y="13.105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2.95cm" svg:y="14.279cm">
          <text:p text:style-name="P11"><text:span text:style-name="T4">01</text:span><text:span text:style-name="T3">000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891cm" svg:height="1.08cm" svg:x="22.95cm" svg:y="4.745cm">
          <text:p text:style-name="P11"><text:span text:style-name="T3">012345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407cm" svg:height="9.314cm" svg:x="25.13cm" svg:y="6.0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22.95cm" svg:y="17.279cm">
          <text:p text:style-name="P11"><text:span text:style-name="T4">23</text:span><text:span text:style-name="T3">2321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0.97cm" draw:transform="rotate (-1.5707963267949) translate (25.845cm 15.71cm)">
          <text:p/>
          <draw:enhanced-geometry svg:viewBox="0 0 21600 21600" draw:text-areas="0 ?f0 ?f5 ?f2" draw:type="right-arrow" draw:modifiers="12786.7480383609 7373.40314136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3" draw:text-style-name="P17" draw:layer="layout" svg:width="9.47cm" svg:height="1.27cm" svg:x="9.58cm" svg:y="1.875cm">
          <text:p text:style-name="P16"><text:span text:style-name="T5">Positional popcount</text:span></text:p>
          <text:p text:style-name="P16"><text:span text:style-name="T6">(ie counting 1 in columns)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4.95cm" svg:y="6.045cm">
          <text:p text:style-name="P11"><text:span text:style-name="T3">01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4.95cm" svg:y="7.231cm">
          <text:p text:style-name="P11"><text:span text:style-name="T3">10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4.95cm" svg:y="8.405cm">
          <text:p text:style-name="P11"><text:span text:style-name="T3">1111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4.95cm" svg:y="9.579cm">
          <text:p text:style-name="P11"><text:span text:style-name="T3">0000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4.95cm" svg:y="10.753cm">
          <text:p text:style-name="P11"><text:span text:style-name="T3">001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4.95cm" svg:y="11.927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4.95cm" svg:y="13.105cm">
          <text:p text:style-name="P11"><text:span text:style-name="T3">0001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4.95cm" svg:y="14.279cm">
          <text:p text:style-name="P11"><text:span text:style-name="T4">01</text:span><text:span text:style-name="T3">000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891cm" svg:height="1.08cm" svg:x="4.95cm" svg:y="4.745cm">
          <text:p text:style-name="P11"><text:span text:style-name="T3">012345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891cm" svg:height="1.08cm" svg:x="4.95cm" svg:y="17.279cm">
          <text:p text:style-name="P14"><text:span text:style-name="T4">23</text:span><text:span text:style-name="T3">2321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3.185cm" svg:height="1.27cm" svg:x="1.88cm" svg:y="17.175cm">
          <text:p text:style-name="P5">counts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.315cm" svg:height="1.27cm" svg:x="10.28cm" svg:y="6.875cm">
          <text:p text:style-name="P5">couples / occurs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15cm" svg:height="6.29cm" svg:x="10.95cm" svg:y="8.045cm">
          <text:p text:style-name="P22"><text:span text:style-name="T3">(0,1)</text:span><text:span text:style-name="T3"><text:tab/></text:span><text:span text:style-name="T3">2</text:span></text:p>
          <text:p text:style-name="P23"><text:span text:style-name="T3">(0,2)</text:span><text:span text:style-name="T3"><text:tab/></text:span><text:span text:style-name="T3">3</text:span></text:p>
          <text:p text:style-name="P23"><text:span text:style-name="T3">(0,3)</text:span><text:span text:style-name="T3"><text:tab/></text:span><text:span text:style-name="T3">2</text:span></text:p>
          <text:p text:style-name="P23"><text:span text:style-name="T3">(1,2)</text:span><text:span text:style-name="T3"><text:tab/></text:span><text:span text:style-name="T3">3</text:span></text:p>
          <text:p text:style-name="P23"><text:span text:style-name="T3">(1,3)</text:span><text:span text:style-name="T3"><text:tab/></text:span><text:span text:style-name="T3">2</text:span></text:p>
          <text:p text:style-name="P23"><text:span text:style-name="T3">(2,3)</text:span><text:span text:style-name="T3"><text:tab/>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785cm" svg:height="1.083cm" draw:transform="rotate (0.663225115757845) translate (9.364cm 16.59cm)">
          <text:p/>
          <draw:enhanced-geometry svg:viewBox="0 0 21600 21600" draw:text-areas="0 ?f0 ?f5 ?f2" draw:type="right-arrow" draw:modifiers="14676.5254845657 6774.907749077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27cm" svg:height="0.97cm" draw:transform="rotate (-1.5707963267949) translate (6.945cm 15.711cm)">
          <text:p/>
          <draw:enhanced-geometry svg:viewBox="0 0 21600 21600" draw:text-areas="0 ?f0 ?f5 ?f2" draw:type="right-arrow" draw:modifiers="12786.7480383609 7373.403141361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4" draw:layer="layout" svg:width="4.64cm" svg:height="4.655cm" svg:x="19.855cm" svg:y="8.68cm">
          <text:p text:style-name="P22"><text:span text:style-name="T7">. 2 3 2</text:span></text:p>
          <text:p text:style-name="P22"><text:span text:style-name="T7">2 . 3 2</text:span></text:p>
          <text:p text:style-name="P22"><text:span text:style-name="T7">3 3 . 1</text:span></text:p>
          <text:p text:style-name="P22"><text:span text:style-name="T7">2 2 1 .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4.64cm" svg:height="1.035cm" svg:x="19.855cm" svg:y="7.68cm">
          <text:p text:style-name="P22"><text:span text:style-name="T7">0 1 2 3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4.584cm" svg:height="1.035cm" draw:transform="rotate (1.5707963267949) translate (18.805cm 13.335cm)">
          <text:p text:style-name="P22"><text:span text:style-name="T8">3 2 1 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3" draw:text-style-name="P17" draw:layer="layout" svg:width="9.47cm" svg:height="1.27cm" svg:x="9.58cm" svg:y="1.875cm">
          <text:p text:style-name="P16"><text:span text:style-name="T5">Check</text:span></text:p>
          <text:p text:style-name="P16"><text:span text:style-name="T6"/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4.64cm" svg:height="4.655cm" svg:x="19.855cm" svg:y="8.68cm">
          <text:p text:style-name="P22"><text:span text:style-name="T7">. 2 3 2</text:span></text:p>
          <text:p text:style-name="P22"><text:span text:style-name="T7">2 . 3 2</text:span></text:p>
          <text:p text:style-name="P22"><text:span text:style-name="T7">3 3 . 1</text:span></text:p>
          <text:p text:style-name="P22"><text:span text:style-name="T7">2 2 1 .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4.64cm" svg:height="1.035cm" svg:x="19.855cm" svg:y="7.68cm">
          <text:p text:style-name="P22"><text:span text:style-name="T7">0 1 2 3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4.584cm" svg:height="1.035cm" draw:transform="rotate (1.5707963267949) translate (18.805cm 13.335cm)">
          <text:p text:style-name="P22"><text:span text:style-name="T8">3 2 1 0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1.27cm" svg:height="1.27cm" svg:x="5.243cm" svg:y="6.608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243cm" svg:y="8.008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243cm" svg:y="9.408cm">
            <text:p text:style-name="P5">9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243cm" svg:y="10.808cm">
            <text:p text:style-name="P5">1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243cm" svg:y="12.208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243cm" svg:y="13.608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5.243cm" svg:y="15.008cm">
            <text:p text:style-name="P5">3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7.243cm" svg:y="6.60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243cm" svg:y="8.008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243cm" svg:y="9.408cm">
            <text:p text:style-name="P5">1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243cm" svg:y="10.808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243cm" svg:y="12.208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243cm" svg:y="13.608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7.243cm" svg:y="15.008cm">
            <text:p text:style-name="P5">27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9.243cm" svg:y="6.608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243cm" svg:y="8.008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243cm" svg:y="9.408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243cm" svg:y="10.808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243cm" svg:y="12.208cm">
            <text:p text:style-name="P5">27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243cm" svg:y="13.608cm">
            <text:p text:style-name="P5">30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9.243cm" svg:y="15.008cm">
            <text:p text:style-name="P5">4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27cm" svg:height="1.27cm" svg:x="11.243cm" svg:y="6.608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243cm" svg:y="8.008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243cm" svg:y="9.408cm">
            <text:p text:style-name="P5">16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243cm" svg:y="10.808cm">
            <text:p text:style-name="P5">2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243cm" svg:y="12.208cm">
            <text:p text:style-name="P5">23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243cm" svg:y="13.608cm">
            <text:p text:style-name="P5">28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27cm" svg:height="1.27cm" svg:x="11.243cm" svg:y="15.008cm">
            <text:p text:style-name="P5">42</text:p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4.243cm" svg:y1="16.402cm" svg:x2="4.243cm" svg:y2="6.607cm">
          <text:p text:style-name="P7"># hashes <text:s text:c="2"/><text:span text:style-name="T2">(S</text:span><text:span text:style-name="T2">=7)</text:span></text:p>
          <text:p text:style-name="P7"/>
        </draw:line>
        <draw:line draw:style-name="gr5" draw:text-style-name="P5" draw:layer="layout" svg:x1="5.243cm" svg:y1="4.703cm" svg:x2="12.513cm" svg:y2="4.703cm">
          <text:p text:style-name="P7"># sketches <text:s text:c="2"/><text:span text:style-name="T2">(N</text:span><text:span text:style-name="T2">=4)</text:span></text:p>
          <text:p text:style-name="P7"/>
        </draw:line>
        <draw:custom-shape draw:style-name="gr7" draw:text-style-name="P8" draw:layer="layout" svg:width="1.27cm" svg:height="0.635cm" svg:x="5.243cm" svg:y="5.678cm">
          <text:p text:style-name="P8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7.243cm" svg:y="5.678cm">
          <text:p text:style-name="P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9.243cm" svg:y="5.678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0.635cm" svg:x="11.243cm" svg:y="5.678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955cm" svg:height="10.16cm" svg:x="4.61cm" svg:y="5.06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30" draw:text-style-name="P26" draw:layer="layout" svg:width="2.31cm" svg:height="0.983cm" svg:x="7.85cm" svg:y="4.163cm">
          <text:p text:style-name="P11"><text:span text:style-name="T9">1100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31cm" svg:height="0.983cm" svg:x="7.85cm" svg:y="5.225cm">
          <text:p text:style-name="P14"><text:span text:style-name="T9">1010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31cm" svg:height="0.983cm" svg:x="7.85cm" svg:y="6.297cm">
          <text:p text:style-name="P14"><text:span text:style-name="T9">0110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31cm" svg:height="0.983cm" svg:x="7.85cm" svg:y="7.366cm">
          <text:p text:style-name="P11"><text:span text:style-name="T9">1001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15cm" svg:height="6.29cm" svg:x="1.86cm" svg:y="5.81cm">
          <text:p text:style-name="P22"><text:span text:style-name="T3">(0,1)</text:span><text:span text:style-name="T3"><text:tab/></text:span><text:span text:style-name="T3">0</text:span></text:p>
          <text:p text:style-name="P23"><text:span text:style-name="T3">(0,2)</text:span><text:span text:style-name="T3"><text:tab/></text:span><text:span text:style-name="T3">1</text:span></text:p>
          <text:p text:style-name="P23"><text:span text:style-name="T3">(0,3)</text:span><text:span text:style-name="T3"><text:tab/></text:span><text:span text:style-name="T3">2</text:span></text:p>
          <text:p text:style-name="P23"><text:span text:style-name="T3">(1,2)</text:span><text:span text:style-name="T3"><text:tab/></text:span><text:span text:style-name="T3">3</text:span></text:p>
          <text:p text:style-name="P23"><text:span text:style-name="T3">(1,3)</text:span><text:span text:style-name="T3"><text:tab/></text:span><text:span text:style-name="T3">4</text:span></text:p>
          <text:p text:style-name="P23"><text:span text:style-name="T3">(2,3)</text:span><text:span text:style-name="T3"><text:tab/>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.315cm" svg:height="1.27cm" svg:x="1.08cm" svg:y="4.676cm">
          <text:p text:style-name="P5">couple / index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31cm" svg:height="0.983cm" svg:x="7.85cm" svg:y="8.44cm">
          <text:p text:style-name="P11"><text:span text:style-name="T9">0101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31cm" svg:height="0.983cm" svg:x="7.85cm" svg:y="9.508cm">
          <text:p text:style-name="P11"><text:span text:style-name="T9">0011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31cm" svg:height="0.983cm" svg:x="7.85cm" svg:y="10.977cm">
          <text:p text:style-name="P11"><text:span text:style-name="T9">1011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31cm" svg:height="0.983cm" svg:x="7.85cm" svg:y="12.046cm">
          <text:p text:style-name="P11"><text:span text:style-name="T9">1100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31cm" svg:height="0.983cm" svg:x="7.85cm" svg:y="13.115cm">
          <text:p text:style-name="P11"><text:span text:style-name="T9">1101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31cm" svg:height="0.983cm" svg:x="7.85cm" svg:y="14.187cm">
          <text:p text:style-name="P11"><text:span text:style-name="T9">1110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31cm" svg:height="0.983cm" svg:x="7.85cm" svg:y="15.756cm">
          <text:p text:style-name="P11"><text:span text:style-name="T9">1111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3.815cm" svg:height="1.27cm" svg:x="1.86cm" svg:y="3.676cm">
          <text:p text:style-name="P5">N = 4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5.2cm" svg:height="0.983cm" svg:x="13.45cm" svg:y="4.163cm">
          <text:p text:style-name="P14"><text:span text:style-name="T9">1 00 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5.2cm" svg:height="0.983cm" svg:x="13.45cm" svg:y="5.225cm">
          <text:p text:style-name="P14"><text:span text:style-name="T9">0 10 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5.2cm" svg:height="0.983cm" svg:x="13.45cm" svg:y="6.297cm">
          <text:p text:style-name="P14"><text:span text:style-name="T9">0 01 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5.2cm" svg:height="0.983cm" svg:x="13.45cm" svg:y="7.366cm">
          <text:p text:style-name="P14"><text:span text:style-name="T9">0 00 100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5.2cm" svg:height="0.983cm" svg:x="13.45cm" svg:y="8.44cm">
          <text:p text:style-name="P14"><text:span text:style-name="T9">0 00 010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5.2cm" svg:height="0.983cm" svg:x="13.45cm" svg:y="9.508cm">
          <text:p text:style-name="P14"><text:span text:style-name="T9">0 00 001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5.2cm" svg:height="0.983cm" svg:x="13.45cm" svg:y="10.977cm">
          <text:p text:style-name="P14"><text:span text:style-name="T9">000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5.2cm" svg:height="0.983cm" svg:x="13.45cm" svg:y="12.046cm">
          <text:p text:style-name="P14"><text:span text:style-name="T9">000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5.2cm" svg:height="0.983cm" svg:x="13.45cm" svg:y="13.115cm">
          <text:p text:style-name="P14"><text:span text:style-name="T9">000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5.2cm" svg:height="0.983cm" svg:x="13.45cm" svg:y="14.187cm">
          <text:p text:style-name="P14"><text:span text:style-name="T9">000000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5.2cm" svg:height="0.983cm" svg:x="13.45cm" svg:y="15.756cm">
          <text:p text:style-name="P14"><text:span text:style-name="T9">00000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905cm" svg:height="1.27cm" svg:x="10.795cm" svg:y="8.2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7" draw:layer="layout" svg:width="2.31cm" svg:height="0.642cm" svg:x="7.85cm" svg:y="2.946cm">
          <text:p text:style-name="P11"><text:span text:style-name="T9">01</text:span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5.2cm" svg:height="0.642cm" svg:x="13.45cm" svg:y="2.946cm">
          <text:p text:style-name="P11"><text:span text:style-name="T9">01</text:span><text:span text:style-name="T9">23</text:span><text:span text:style-name="T9">45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0:08:05.648069673</meta:creation-date>
    <dc:date>2023-12-13T16:09:01.730713091</dc:date>
    <meta:editing-duration>PT12H31M46S</meta:editing-duration>
    <meta:editing-cycles>38</meta:editing-cycles>
    <meta:generator>LibreOffice/7.4.7.2$Linux_X86_64 LibreOffice_project/40$Build-2</meta:generator>
    <meta:document-statistic meta:object-count="835"/>
  </office:meta>
</office:document-meta>
</file>